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358a" officeooo:paragraph-rsid="0016358a"/>
    </style:style>
    <style:style style:name="P2" style:family="paragraph" style:parent-style-name="Standard">
      <style:text-properties style:font-name="Arial" officeooo:rsid="0016b4f0" officeooo:paragraph-rsid="001b7991"/>
    </style:style>
    <style:style style:name="P3" style:family="paragraph" style:parent-style-name="Standard">
      <style:text-properties style:font-name="Arial" officeooo:rsid="0016b4f0" officeooo:paragraph-rsid="0056f5b9"/>
    </style:style>
    <style:style style:name="P4" style:family="paragraph" style:parent-style-name="Standard">
      <style:text-properties style:font-name="Arial" officeooo:rsid="0058f597" officeooo:paragraph-rsid="0058f597"/>
    </style:style>
    <style:style style:name="P5" style:family="paragraph" style:parent-style-name="Standard">
      <style:text-properties style:font-name="Arial" officeooo:rsid="0058f597" officeooo:paragraph-rsid="005a44f0"/>
    </style:style>
    <style:style style:name="P6" style:family="paragraph" style:parent-style-name="Standard">
      <style:text-properties style:font-name="Arial" officeooo:rsid="0058f597" officeooo:paragraph-rsid="005c1f20"/>
    </style:style>
    <style:style style:name="P7" style:family="paragraph" style:parent-style-name="Standard">
      <style:text-properties style:font-name="Arial" officeooo:rsid="0058f597" officeooo:paragraph-rsid="005e8657"/>
    </style:style>
    <style:style style:name="P8" style:family="paragraph" style:parent-style-name="Standard">
      <style:text-properties style:font-name="Arial" officeooo:rsid="0058f597" officeooo:paragraph-rsid="005f9d62"/>
    </style:style>
    <style:style style:name="P9" style:family="paragraph" style:parent-style-name="Standard">
      <style:text-properties style:font-name="Arial" officeooo:rsid="0058f597" officeooo:paragraph-rsid="00600f65"/>
    </style:style>
    <style:style style:name="P10" style:family="paragraph" style:parent-style-name="Standard">
      <style:text-properties style:font-name="Arial" officeooo:rsid="0058f597" officeooo:paragraph-rsid="0062b3a6"/>
    </style:style>
    <style:style style:name="P11" style:family="paragraph" style:parent-style-name="Standard">
      <style:text-properties officeooo:paragraph-rsid="005e8657"/>
    </style:style>
    <style:style style:name="P12" style:family="paragraph" style:parent-style-name="Standard">
      <style:text-properties officeooo:paragraph-rsid="00600f65"/>
    </style:style>
    <style:style style:name="P13" style:family="paragraph" style:parent-style-name="Standard">
      <style:text-properties style:text-position="sub 58%" style:font-name="Arial" fo:font-size="12pt" officeooo:rsid="005c1f20" officeooo:paragraph-rsid="005c1f20" style:font-size-asian="12pt" style:font-size-complex="12pt"/>
    </style:style>
    <style:style style:name="P14" style:family="paragraph" style:parent-style-name="Standard">
      <style:text-properties style:text-position="sub 58%" style:font-name="Arial" fo:font-size="12pt" officeooo:rsid="005c1f20" officeooo:paragraph-rsid="00600f65" style:font-size-asian="12pt" style:font-size-complex="12pt"/>
    </style:style>
    <style:style style:name="P15" style:family="paragraph" style:parent-style-name="Standard">
      <style:text-properties style:text-position="sub 58%" style:font-name="Arial" fo:font-size="12pt" officeooo:rsid="006493d0" officeooo:paragraph-rsid="00600f65" style:font-size-asian="12pt" style:font-size-complex="12pt"/>
    </style:style>
    <style:style style:name="P16" style:family="paragraph" style:parent-style-name="Standard">
      <style:text-properties style:text-position="sub 58%" style:font-name="Verdana" fo:font-size="12pt" officeooo:rsid="005c1f20" officeooo:paragraph-rsid="00600f65" style:font-size-asian="12pt" style:font-size-complex="12pt"/>
    </style:style>
    <style:style style:name="P17" style:family="paragraph" style:parent-style-name="Standard">
      <style:text-properties style:text-position="0% 100%" style:font-name="Arial" fo:font-size="12pt" officeooo:rsid="005a44f0" officeooo:paragraph-rsid="005a44f0" style:font-size-asian="12pt" style:font-size-complex="12pt"/>
    </style:style>
    <style:style style:name="P18" style:family="paragraph" style:parent-style-name="Standard">
      <style:text-properties style:text-position="0% 100%" style:font-name="Arial" fo:font-size="12pt" officeooo:rsid="005a44f0" officeooo:paragraph-rsid="007917a6" style:font-size-asian="12pt" style:font-size-complex="12pt"/>
    </style:style>
    <style:style style:name="P19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0d19c" style:font-size-asian="12pt" style:font-size-complex="12pt"/>
    </style:style>
    <style:style style:name="P20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5b200" style:font-size-asian="12pt" style:font-size-complex="12pt"/>
    </style:style>
    <style:style style:name="P21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8f16b" style:font-size-asian="12pt" style:font-size-complex="12pt"/>
    </style:style>
    <style:style style:name="P22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917a6" style:font-size-asian="12pt" style:font-size-complex="12pt"/>
    </style:style>
    <style:style style:name="P23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a5a3e" style:font-size-asian="12pt" style:font-size-complex="12pt"/>
    </style:style>
    <style:style style:name="T1" style:family="text">
      <style:text-properties style:font-name="Arial" officeooo:rsid="0058f597"/>
    </style:style>
    <style:style style:name="T2" style:family="text">
      <style:text-properties style:font-name="Arial" fo:font-size="12pt" officeooo:rsid="0058f597" style:font-size-asian="12pt" style:font-size-complex="12pt"/>
    </style:style>
    <style:style style:name="T3" style:family="text">
      <style:text-properties officeooo:rsid="005a44f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5a44f0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5a44f0" style:font-size-asian="12pt" style:font-size-complex="12pt"/>
    </style:style>
    <style:style style:name="T9" style:family="text">
      <style:text-properties style:text-position="sub 58%" fo:font-size="12pt" officeooo:rsid="005c1f20" style:font-size-asian="12pt" style:font-size-complex="12pt"/>
    </style:style>
    <style:style style:name="T10" style:family="text">
      <style:text-properties style:text-position="sub 58%" fo:font-size="12pt" officeooo:rsid="005d8e1f" style:font-size-asian="12pt" style:font-size-complex="12pt"/>
    </style:style>
    <style:style style:name="T11" style:family="text">
      <style:text-properties style:text-position="sub 58%" fo:font-size="12pt" officeooo:rsid="005df019" style:font-size-asian="12pt" style:font-size-complex="12pt"/>
    </style:style>
    <style:style style:name="T12" style:family="text">
      <style:text-properties style:text-position="sub 58%" fo:font-size="12pt" officeooo:rsid="005e8657" style:font-size-asian="12pt" style:font-size-complex="12pt"/>
    </style:style>
    <style:style style:name="T13" style:family="text">
      <style:text-properties style:text-position="sub 58%" fo:font-size="12pt" officeooo:rsid="005f9d62" style:font-size-asian="12pt" style:font-size-complex="12pt"/>
    </style:style>
    <style:style style:name="T14" style:family="text">
      <style:text-properties style:text-position="sub 58%" fo:font-size="12pt" officeooo:rsid="00600f65" style:font-size-asian="12pt" style:font-size-complex="12pt"/>
    </style:style>
    <style:style style:name="T15" style:family="text">
      <style:text-properties style:text-position="sub 58%" fo:font-size="12pt" officeooo:rsid="0062b3a6" style:font-size-asian="12pt" style:font-size-complex="12pt"/>
    </style:style>
    <style:style style:name="T16" style:family="text">
      <style:text-properties style:text-position="sub 58%" fo:font-size="12pt" officeooo:rsid="00643458" style:font-size-asian="12pt" style:font-size-complex="12pt"/>
    </style:style>
    <style:style style:name="T17" style:family="text">
      <style:text-properties style:text-position="sub 58%" fo:font-size="12pt" officeooo:rsid="006493d0" style:font-size-asian="12pt" style:font-size-complex="12pt"/>
    </style:style>
    <style:style style:name="T18" style:family="text">
      <style:text-properties style:text-position="sub 58%" officeooo:rsid="005a44f0"/>
    </style:style>
    <style:style style:name="T19" style:family="text">
      <style:text-properties style:text-position="sub 58%" style:font-name="Arial" fo:font-size="12pt" officeooo:rsid="005d8e1f" style:font-size-asian="12pt" style:font-size-complex="12pt"/>
    </style:style>
    <style:style style:name="T20" style:family="text">
      <style:text-properties style:text-position="sub 58%" style:font-name="Arial" fo:font-size="12pt" officeooo:rsid="005df019" style:font-size-asian="12pt" style:font-size-complex="12pt"/>
    </style:style>
    <style:style style:name="T21" style:family="text">
      <style:text-properties style:text-position="sub 58%" style:font-name="Arial" fo:font-size="12pt" officeooo:rsid="00600f65" style:font-size-asian="12pt" style:font-size-complex="12pt"/>
    </style:style>
    <style:style style:name="T22" style:family="text">
      <style:text-properties style:text-position="sub 58%" style:font-name="Arial" fo:font-size="12pt" officeooo:rsid="00643458" style:font-size-asian="12pt" style:font-size-complex="12pt"/>
    </style:style>
    <style:style style:name="T23" style:family="text">
      <style:text-properties style:text-position="sub 58%" officeooo:rsid="005d8e1f"/>
    </style:style>
    <style:style style:name="T24" style:family="text">
      <style:text-properties style:text-position="sub 58%" officeooo:rsid="0072406e"/>
    </style:style>
    <style:style style:name="T25" style:family="text">
      <style:text-properties style:text-position="sub 58%" fo:font-weight="bold" officeooo:rsid="0072406e" style:font-weight-asian="bold" style:font-weight-complex="bold"/>
    </style:style>
    <style:style style:name="T26" style:family="text">
      <style:text-properties style:text-position="sub 58%" fo:font-weight="normal" officeooo:rsid="0075b200" style:font-weight-asian="normal" style:font-weight-complex="normal"/>
    </style:style>
    <style:style style:name="T27" style:family="text">
      <style:text-properties style:text-position="sub 58%" fo:font-weight="normal" officeooo:rsid="0077f3d4" style:font-weight-asian="normal" style:font-weight-complex="normal"/>
    </style:style>
    <style:style style:name="T28" style:family="text">
      <style:text-properties style:text-position="sub 58%" fo:font-weight="normal" officeooo:rsid="0078f16b" style:font-weight-asian="normal" style:font-weight-complex="normal"/>
    </style:style>
    <style:style style:name="T29" style:family="text">
      <style:text-properties style:text-position="sub 58%" fo:font-weight="normal" officeooo:rsid="007a5a3e" style:font-weight-asian="normal" style:font-weight-complex="normal"/>
    </style:style>
    <style:style style:name="T30" style:family="text">
      <style:text-properties style:text-position="sub 58%" fo:font-weight="normal" officeooo:rsid="007bdd7a" style:font-weight-asian="normal" style:font-weight-complex="normal"/>
    </style:style>
    <style:style style:name="T31" style:family="text">
      <style:text-properties style:text-position="sub 58%" officeooo:rsid="007a5a3e"/>
    </style:style>
    <style:style style:name="T32" style:family="text">
      <style:text-properties style:text-position="0% 100%" fo:font-size="12pt" officeooo:rsid="005a44f0" style:font-size-asian="12pt" style:font-size-complex="12pt"/>
    </style:style>
    <style:style style:name="T33" style:family="text">
      <style:text-properties style:text-position="0% 100%" fo:font-size="12pt" officeooo:rsid="005c1f20" style:font-size-asian="12pt" style:font-size-complex="12pt"/>
    </style:style>
    <style:style style:name="T34" style:family="text">
      <style:text-properties style:text-position="0% 100%" fo:font-size="12pt" officeooo:rsid="005e8657" style:font-size-asian="12pt" style:font-size-complex="12pt"/>
    </style:style>
    <style:style style:name="T35" style:family="text">
      <style:text-properties style:text-position="0% 100%" fo:font-size="12pt" officeooo:rsid="006493d0" style:font-size-asian="12pt" style:font-size-complex="12pt"/>
    </style:style>
    <style:style style:name="T36" style:family="text">
      <style:text-properties style:text-position="0% 100%" fo:font-size="12pt" officeooo:rsid="006d2298" style:font-size-asian="12pt" style:font-size-complex="12pt"/>
    </style:style>
    <style:style style:name="T37" style:family="text">
      <style:text-properties style:text-position="super 58%" fo:font-size="12pt" officeooo:rsid="005c1f20" style:font-size-asian="12pt" style:font-size-complex="12pt"/>
    </style:style>
    <style:style style:name="T38" style:family="text">
      <style:text-properties style:text-position="super 58%" fo:font-weight="normal" officeooo:rsid="0077f3d4" style:font-weight-asian="normal" style:font-weight-complex="normal"/>
    </style:style>
    <style:style style:name="T39" style:family="text">
      <style:text-properties style:text-position="super 58%" fo:font-weight="normal" officeooo:rsid="0078bb42" style:font-weight-asian="normal" style:font-weight-complex="normal"/>
    </style:style>
    <style:style style:name="T40" style:family="text">
      <style:text-properties style:text-position="super 58%" fo:font-weight="normal" officeooo:rsid="0078f16b" style:font-weight-asian="normal" style:font-weight-complex="normal"/>
    </style:style>
    <style:style style:name="T41" style:family="text">
      <style:text-properties officeooo:rsid="0072406e"/>
    </style:style>
    <style:style style:name="T42" style:family="text">
      <style:text-properties fo:font-weight="bold" officeooo:rsid="0072406e" style:font-weight-asian="bold" style:font-weight-complex="bold"/>
    </style:style>
    <style:style style:name="T43" style:family="text">
      <style:text-properties fo:font-weight="normal" officeooo:rsid="0072406e" style:font-weight-asian="normal" style:font-weight-complex="normal"/>
    </style:style>
    <style:style style:name="T44" style:family="text">
      <style:text-properties fo:font-weight="normal" officeooo:rsid="0073f7ed" style:font-weight-asian="normal" style:font-weight-complex="normal"/>
    </style:style>
    <style:style style:name="T45" style:family="text">
      <style:text-properties fo:font-weight="normal" officeooo:rsid="0075b200" style:font-weight-asian="normal" style:font-weight-complex="normal"/>
    </style:style>
    <style:style style:name="T46" style:family="text">
      <style:text-properties fo:font-weight="normal" officeooo:rsid="0077f3d4" style:font-weight-asian="normal" style:font-weight-complex="normal"/>
    </style:style>
    <style:style style:name="T47" style:family="text">
      <style:text-properties fo:font-weight="normal" officeooo:rsid="0078f16b" style:font-weight-asian="normal" style:font-weight-complex="normal"/>
    </style:style>
    <style:style style:name="T48" style:family="text">
      <style:text-properties style:font-name="Verdana" fo:font-weight="normal" officeooo:rsid="0072406e" style:font-weight-asian="normal" style:font-weight-complex="normal"/>
    </style:style>
    <style:style style:name="T49" style:family="text">
      <style:text-properties officeooo:rsid="0075b200"/>
    </style:style>
    <style:style style:name="T50" style:family="text">
      <style:text-properties officeooo:rsid="0077f3d4"/>
    </style:style>
    <style:style style:name="T51" style:family="text">
      <style:text-properties style:text-line-through-style="none" style:text-line-through-type="none" officeooo:rsid="0070d19c"/>
    </style:style>
    <style:style style:name="T52" style:family="text">
      <style:text-properties style:text-line-through-style="none" style:text-line-through-type="none" officeooo:rsid="007917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2 – Métodos Numéricos</text:p>
      <text:p text:style-name="P1">Nome: Franklyn Seabra Rogério Bezerra</text:p>
      <text:p text:style-name="P1">Matrícula: 397847</text:p>
      <text:p text:style-name="P1">1 Questão:</text:p>
      <text:p text:style-name="P1">a)<text:tab/>a <text:s text:c="7"/>0 <text:s text:c="3"/>1</text:p>
      <text:p text:style-name="P1"><text:s text:c="3"/><text:tab/>f(a) <text:s text:c="4"/>+ <text:s text:c="3"/>-</text:p>
      <text:p text:style-name="P1"><text:s text:c="3"/><text:tab/>Isolamento [0,1]</text:p>
      <text:p text:style-name="P1"><text:s text:c="3"/><text:tab/>x0 = 0.5</text:p>
      <text:p text:style-name="P1"/>
      <text:p text:style-name="P2">b) <text:s text:c="4"/>Usando o arredondamento temos:</text:p>
      <text:p text:style-name="P2"/>
      <text:p text:style-name="P2"><text:s text:c="8"/>k=0 <text:s/>[0,1]</text:p>
      <text:p text:style-name="P2"><text:s text:c="8"/>a = 0, b = 1, X0 = (0+1)/2 = 0.5</text:p>
      <text:p text:style-name="P2"><text:s text:c="8"/>Como f(X0) = <text:s/>0.9308 &gt; 10⁻⁴ e </text:p>
      <text:p text:style-name="P2"><text:s text:c="8"/>|0.5-1| = 0.5 &gt; 10⁻⁴ Continua</text:p>
      <text:p text:style-name="P2"><text:s text:c="8"/>Como |f(X0)| &gt; 0</text:p>
      <text:p text:style-name="P2"><text:s text:c="8"/>a = X0 <text:s/></text:p>
      <text:p text:style-name="P2"><text:s text:c="8"/>Então o novo isolamento será: a = 0.5 e b = 1<text:tab/></text:p>
      <text:p text:style-name="P2"/>
      <text:p text:style-name="P2"><text:s text:c="8"/>k=01 [0.5,1]</text:p>
      <text:p text:style-name="P2"><text:s text:c="8"/>a = 0.5, b = 1, X1 = (0.5+1)/2 = 0.75</text:p>
      <text:p text:style-name="P2"><text:s text:c="8"/>Como f(X1) = <text:s/>0.4049 &gt; 10⁻⁴ e</text:p>
      <text:p text:style-name="P2"><text:s text:c="8"/>|0.75-1| = 0.25 &gt; 10⁻⁴ Continua</text:p>
      <text:p text:style-name="P2"><text:s text:c="8"/>Como |f(X1)| &gt; 0</text:p>
      <text:p text:style-name="P2"><text:s text:c="8"/>a = X1 </text:p>
      <text:p text:style-name="P2"><text:s text:c="8"/>Então o novo isolamento será: a = 0.75 e b = 1<text:tab/></text:p>
      <text:p text:style-name="P2"/>
      <text:p text:style-name="P2"/>
      <text:p text:style-name="P2"><text:s text:c="8"/>k=02 [0.75,1]</text:p>
      <text:p text:style-name="P2"><text:s text:c="8"/>a = 0.75, b = 1, X2 = (0.75+1)/2 = 0.875</text:p>
      <text:p text:style-name="P2"><text:s text:c="8"/>Como f(X2) = <text:s/>0.0825 &gt; 10⁻⁴ e</text:p>
      <text:p text:style-name="P2"><text:s text:c="8"/>|0.875-1| = 0.1250 &gt; 10⁻⁴ Continua</text:p>
      <text:p text:style-name="P2"><text:s text:c="8"/>Como |f(X2)| &gt; 0</text:p>
      <text:p text:style-name="P2"><text:s text:c="8"/>a = X2 </text:p>
      <text:p text:style-name="P2"><text:s text:c="8"/>Então o novo isolamento será: a = 0.875 e b = 1</text:p>
      <text:p text:style-name="P2"/>
      <text:p text:style-name="P2"><text:s text:c="8"/>k=03 [0.875,1]</text:p>
      <text:p text:style-name="P2"><text:s text:c="8"/>a = 0.875, b = 1, X3 = (0.875+1)/2 = 0.9375</text:p>
      <text:p text:style-name="P2"><text:s text:c="8"/>Como |f(X3)| = <text:s/>0.0932 &gt; 10⁻⁴ e</text:p>
      <text:p text:style-name="P2"><text:s text:c="8"/>|0.875-0.9375| <text:s/>= 0.0625 &gt; 10⁻⁴ Continua</text:p>
      <text:p text:style-name="P2"><text:s text:c="8"/>Como f(X3) &lt; 0</text:p>
      <text:p text:style-name="P2"><text:s text:c="8"/>b = X3 </text:p>
      <text:p text:style-name="P2"><text:s text:c="8"/>Então o novo isolamento será: a = 0.875 e b = 0.9375</text:p>
      <text:p text:style-name="P2"/>
      <text:p text:style-name="P2"><text:s text:c="8"/>k=04 [0.875,0.9375]</text:p>
      <text:p text:style-name="P2"><text:s text:c="8"/>a = 0.875, b = 0.9375, X4 = (0.875+0.9375)/2 = 0.9062</text:p>
      <text:p text:style-name="P2"><text:s text:c="8"/>Como |f(X4)| = <text:s/>0.0041 <text:s/>&gt; 10⁻⁴ e</text:p>
      <text:p text:style-name="P2"><text:s text:c="8"/>|0.875-0.9062| = 0.0312 &gt; 10⁻⁴ Continua</text:p>
      <text:p text:style-name="P2"><text:s text:c="8"/>Como f(X4) &lt; 0</text:p>
      <text:p text:style-name="P2"><text:s text:c="8"/>b = X4 </text:p>
      <text:p text:style-name="P2"><text:s text:c="8"/>Então o novo isolamento será: a = 0.875 e b = 0.9062</text:p>
      <text:p text:style-name="P2"/>
      <text:p text:style-name="P2"><text:soft-page-break/><text:s text:c="8"/>k=05 [0.875,0.9062]</text:p>
      <text:p text:style-name="P2"><text:s text:c="8"/>a = 0.875, b = 0.9062, X5 = (0.875+0.9062)/2 = 0.8906</text:p>
      <text:p text:style-name="P2"><text:s text:c="8"/>Como |f(X5)| = <text:s/>0.0395 <text:s/>&gt; 10⁻⁴ e</text:p>
      <text:p text:style-name="P2"><text:s text:c="8"/>|0.8906-0.9062| = 0.0156&gt; 10⁻⁴ Continua</text:p>
      <text:p text:style-name="P2"><text:s text:c="8"/>Como f(X5) &gt; 0</text:p>
      <text:p text:style-name="P2"><text:s text:c="8"/>a = X5 </text:p>
      <text:p text:style-name="P2"><text:s text:c="8"/>Então o novo isolamento será: a = 0.8906 e b = 0.9062</text:p>
      <text:p text:style-name="P2"/>
      <text:p text:style-name="P2"><text:s text:c="8"/>k=06 [0.8906 ,0.9062]</text:p>
      <text:p text:style-name="P2"><text:s text:c="8"/>a = 0.8906 , b = 0.9062, X6 = (0.8906+0.9062)/2 = 0.8984</text:p>
      <text:p text:style-name="P2"><text:s text:c="8"/>Como |f(X6)| = <text:s/>0.0178 <text:s/>&gt; 10⁻⁴ e</text:p>
      <text:p text:style-name="P2"><text:s text:c="8"/>|0.8984-0.9062| = 0.0078 &gt; 10⁻⁴ Continua</text:p>
      <text:p text:style-name="P2"><text:s text:c="8"/>Como f(X6) &gt; 0</text:p>
      <text:p text:style-name="P2"><text:s text:c="8"/>a = X6 </text:p>
      <text:p text:style-name="P2"><text:s text:c="8"/>Então o novo isolamento será: a = 0.8984 e b = <text:s/>0.9062</text:p>
      <text:p text:style-name="P2"/>
      <text:p text:style-name="P2"><text:s text:c="8"/>k=07 [0.8984 ,0.9062]</text:p>
      <text:p text:style-name="P2"><text:s text:c="8"/>a = 0.8984 , b = 0.9062, X7 = (0.8984+0.9062)/2 = 0.9023</text:p>
      <text:p text:style-name="P2"><text:s text:c="8"/>Como |f(X7)| = <text:s/>0.0069 <text:s/>&gt; 10⁻⁴ e</text:p>
      <text:p text:style-name="P2"><text:s text:c="8"/>|0.9023-0.9062| = 0.0039 &gt; 10⁻⁴ Continua</text:p>
      <text:p text:style-name="P2"><text:s text:c="8"/>Como f(X7) &gt; 0</text:p>
      <text:p text:style-name="P2"><text:s text:c="8"/>a = X7 </text:p>
      <text:p text:style-name="P2"><text:s text:c="8"/>Então o novo isolamento será: a = 0.9023 e b = <text:s/>0.9062</text:p>
      <text:p text:style-name="P2"/>
      <text:p text:style-name="P2"><text:s text:c="8"/>k=08 [0.9023 ,0.9062]</text:p>
      <text:p text:style-name="P2"><text:s text:c="8"/>a = 0.9023 , b = 0.9062, X8 = (0.9023+0.9062)/2 = 0.9043</text:p>
      <text:p text:style-name="P2"><text:s text:c="8"/>Como |f(X8)| = <text:s/>0.0014 <text:s/>&gt; 10⁻⁴ e</text:p>
      <text:p text:style-name="P2"><text:s text:c="8"/>|0.9043-0.9062| = 0.0019 &gt; 10⁻⁴ Continua</text:p>
      <text:p text:style-name="P2"><text:s text:c="8"/>Como f(X8) &gt; 0</text:p>
      <text:p text:style-name="P2"><text:s text:c="8"/>a = X8 </text:p>
      <text:p text:style-name="P2"><text:s text:c="8"/>Então o novo isolamento será: a = 0.9043 e b = <text:s text:c="2"/>0.9062</text:p>
      <text:p text:style-name="P2"/>
      <text:p text:style-name="P2"><text:s text:c="8"/>k=09 [ 0.9043 ,0.9062]</text:p>
      <text:p text:style-name="P2"><text:s text:c="8"/>a = 0.9043 , b = 0.9062, X9 = (0.9043+0.9062)/2 = 0.9053</text:p>
      <text:p text:style-name="P2"><text:s text:c="8"/>Como |f(X8)| = <text:s/>0.0014 <text:s/>&gt; 10⁻⁴ e</text:p>
      <text:p text:style-name="P2"><text:s text:c="8"/>|0.9043-0.9053| = 0.0010 &gt; 10⁻⁴ Continua</text:p>
      <text:p text:style-name="P2"><text:s text:c="8"/>Como f(X9) &lt; 0</text:p>
      <text:p text:style-name="P2"><text:s text:c="8"/>b = X9 </text:p>
      <text:p text:style-name="P2"><text:s text:c="8"/>Então o novo isolamento será: a = 0.9043 e b = <text:s/>0.9053</text:p>
      <text:p text:style-name="P2"/>
      <text:p text:style-name="P2"><text:s text:c="8"/>k=10 [ 0.9043 ,0.9062]</text:p>
      <text:p text:style-name="P2"><text:s text:c="8"/>a = 0.9043 , b = 0.9062, X10 = (0.9043+0.9062)/2 = 0.9048</text:p>
      <text:p text:style-name="P2"><text:s text:c="8"/>Como |f(X8)| = <text:s/>0.0000 então x^hat = X10 = 0.9048</text:p>
      <text:p text:style-name="P3"/>
      <text:p text:style-name="P4"><text:s text:c="4"/>c)<text:tab/><text:span text:style-name="T3">[0,1] a</text:span><text:span text:style-name="T18">0</text:span><text:span text:style-name="T3"> = 0, b</text:span><text:span text:style-name="T18">0</text:span><text:span text:style-name="T3"> = 1</text:span></text:p>
      <text:p text:style-name="P5"><text:s text:c="7"/><text:tab/><text:span text:style-name="T4">x</text:span><text:span text:style-name="T7">0</text:span><text:span text:style-name="T4">= (a</text:span><text:span text:style-name="T7">0</text:span><text:span text:style-name="T4">*f(b</text:span><text:span text:style-name="T7">0</text:span><text:span text:style-name="T4">)-b</text:span><text:span text:style-name="T7">0</text:span><text:span text:style-name="T4">*f(a</text:span><text:span text:style-name="T7">0</text:span><text:span text:style-name="T4">))/f(b</text:span><text:span text:style-name="T7">0</text:span><text:span text:style-name="T4">)-f(a</text:span><text:span text:style-name="T7">0</text:span><text:span text:style-name="T4">)</text:span></text:p>
      <text:p text:style-name="P5"><text:span text:style-name="T4"><text:s text:c="6"/></text:span><text:span text:style-name="T5"><text:s/><text:tab/>x</text:span><text:span text:style-name="T8">0 </text:span><text:span text:style-name="T32"><text:s/>= 0.8434</text:span></text:p>
      <text:p text:style-name="P5"><text:span text:style-name="T32"><text:tab/></text:span><text:span text:style-name="T33">Como f(x</text:span><text:span text:style-name="T9">0</text:span><text:span text:style-name="T33">) = 0.1678 &gt; 10</text:span><text:span text:style-name="T37">- 4 </text:span><text:span text:style-name="T33">e |a</text:span><text:span text:style-name="T10">0</text:span><text:span text:style-name="T33">-b</text:span><text:span text:style-name="T10">0</text:span><text:span text:style-name="T33">| = 1 &gt; 10</text:span><text:span text:style-name="T37">- 4 </text:span><text:span text:style-name="T33">Continua</text:span></text:p>
      <text:p text:style-name="P5"><text:span text:style-name="T33"><text:tab/>a</text:span><text:span text:style-name="T10">1</text:span><text:span text:style-name="T9"> </text:span><text:span text:style-name="T33">= x</text:span><text:span text:style-name="T9">0</text:span></text:p>
      <text:p text:style-name="P5"/>
      <text:p text:style-name="P5"/>
      <text:p text:style-name="P5"/>
      <text:p text:style-name="P6"><text:soft-page-break/><text:span text:style-name="T3"><text:tab/>[</text:span><text:span text:style-name="T32">0.8434</text:span><text:span text:style-name="T3">,1] a</text:span><text:span text:style-name="T23">1</text:span><text:span text:style-name="T3"> = </text:span><text:span text:style-name="T32">0.8434</text:span><text:span text:style-name="T3">, b</text:span><text:span text:style-name="T23">1</text:span><text:span text:style-name="T3"> = 1</text:span></text:p>
      <text:p text:style-name="Standard"><text:span text:style-name="T1"><text:s text:c="7"/><text:tab/></text:span><text:span text:style-name="T2">x</text:span><text:span text:style-name="T19">1</text:span><text:span text:style-name="T2">= (a</text:span><text:span text:style-name="T20">1</text:span><text:span text:style-name="T2">*f(b</text:span><text:span text:style-name="T20">1</text:span><text:span text:style-name="T2">)-b</text:span><text:span text:style-name="T20">1</text:span><text:span text:style-name="T2">*f(a</text:span><text:span text:style-name="T20">1</text:span><text:span text:style-name="T2">))/f(b</text:span><text:span text:style-name="T20">1</text:span><text:span text:style-name="T2">)-f(a</text:span><text:span text:style-name="T20">1</text:span><text:span text:style-name="T2">)</text:span></text:p>
      <text:p text:style-name="P6"><text:span text:style-name="T4"><text:s text:c="6"/></text:span><text:span text:style-name="T5"><text:s/><text:tab/>x</text:span><text:span text:style-name="T10">1</text:span><text:span text:style-name="T8"> </text:span><text:span text:style-name="T32"><text:s/>= 0.9023</text:span></text:p>
      <text:p text:style-name="P6"><text:span text:style-name="T32"><text:tab/></text:span><text:span text:style-name="T33">Como f(x</text:span><text:span text:style-name="T10">1</text:span><text:span text:style-name="T33">) = 0.0071 &gt; 10</text:span><text:span text:style-name="T37">- 4 </text:span><text:span text:style-name="T33">e |a</text:span><text:span text:style-name="T10">1</text:span><text:span text:style-name="T33">-b</text:span><text:span text:style-name="T11">1</text:span><text:span text:style-name="T33">| = 0.1566 &gt; 10</text:span><text:span text:style-name="T37">- 4 </text:span><text:span text:style-name="T33">Continua</text:span></text:p>
      <text:p text:style-name="P6"><text:span text:style-name="T33"><text:tab/>a</text:span><text:span text:style-name="T13">2</text:span><text:span text:style-name="T9"> </text:span><text:span text:style-name="T33">= x</text:span><text:span text:style-name="T13">1</text:span></text:p>
      <text:p text:style-name="P13"/>
      <text:p text:style-name="P8"><text:span text:style-name="T9"><text:tab/></text:span><text:span text:style-name="T34">[</text:span><text:span text:style-name="T32">0.9023,</text:span><text:span text:style-name="T34">1]</text:span><text:span text:style-name="T8"> <text:s/></text:span><text:span text:style-name="T34">a</text:span><text:span text:style-name="T12">2 </text:span><text:span text:style-name="T34">=</text:span><text:span text:style-name="T8"> </text:span><text:span text:style-name="T32">0.9023</text:span><text:span text:style-name="T8">, </text:span><text:span text:style-name="T32">b</text:span><text:span text:style-name="T12">2</text:span><text:span text:style-name="T32"> = 1</text:span></text:p>
      <text:p text:style-name="P11"><text:span text:style-name="T1"><text:s text:c="7"/><text:tab/></text:span><text:span text:style-name="T2">x</text:span><text:span text:style-name="T21">2</text:span><text:span text:style-name="T2">= (a</text:span><text:span text:style-name="T21">2</text:span><text:span text:style-name="T2">*f(b</text:span><text:span text:style-name="T21">2</text:span><text:span text:style-name="T2">)-b</text:span><text:span text:style-name="T21">2</text:span><text:span text:style-name="T2">*f(a</text:span><text:span text:style-name="T21">2</text:span><text:span text:style-name="T2">))/f(b</text:span><text:span text:style-name="T21">2</text:span><text:span text:style-name="T2">)-f(a</text:span><text:span text:style-name="T21">2</text:span><text:span text:style-name="T2">)</text:span></text:p>
      <text:p text:style-name="P7"><text:span text:style-name="T4"><text:s text:c="6"/></text:span><text:span text:style-name="T5"><text:s/><text:tab/>x</text:span><text:span text:style-name="T14">2</text:span><text:span text:style-name="T32"> = 0.9047</text:span></text:p>
      <text:p text:style-name="P7"><text:span text:style-name="T32"><text:tab/></text:span><text:span text:style-name="T33">Como f(x</text:span><text:span text:style-name="T14">2</text:span><text:span text:style-name="T33">) = 0.0003 &gt; 10</text:span><text:span text:style-name="T37">- 4 </text:span><text:span text:style-name="T33">e |a</text:span><text:span text:style-name="T14">2</text:span><text:span text:style-name="T33">-b</text:span><text:span text:style-name="T14">2</text:span><text:span text:style-name="T33">| = 0.0977 &gt; 10</text:span><text:span text:style-name="T37">- 4 </text:span><text:span text:style-name="T33">Continua</text:span></text:p>
      <text:p text:style-name="P7"><text:span text:style-name="T33"><text:tab/>a</text:span><text:span text:style-name="T14">3</text:span><text:span text:style-name="T9"> </text:span><text:span text:style-name="T33">= x</text:span><text:span text:style-name="T14">2</text:span></text:p>
      <text:p text:style-name="P13"><text:tab/></text:p>
      <text:p text:style-name="P10"><text:span text:style-name="T9"><text:tab/></text:span><text:span text:style-name="T34">[</text:span><text:span text:style-name="T32">0.9047,</text:span><text:span text:style-name="T34">1]</text:span><text:span text:style-name="T8"> <text:s/></text:span><text:span text:style-name="T34">a</text:span><text:span text:style-name="T15">3</text:span><text:span text:style-name="T34">=</text:span><text:span text:style-name="T8"> </text:span><text:span text:style-name="T32">0.9047</text:span><text:span text:style-name="T8">, </text:span><text:span text:style-name="T32">b</text:span><text:span text:style-name="T15">3</text:span><text:span text:style-name="T32"> = 1</text:span></text:p>
      <text:p text:style-name="P12"><text:span text:style-name="T1"><text:s text:c="7"/><text:tab/></text:span><text:span text:style-name="T2">x</text:span><text:span text:style-name="T22">3</text:span><text:span text:style-name="T2">= (a</text:span><text:span text:style-name="T22">3</text:span><text:span text:style-name="T2">*f(b</text:span><text:span text:style-name="T22">3</text:span><text:span text:style-name="T2">)-b</text:span><text:span text:style-name="T22">3</text:span><text:span text:style-name="T2">*f(a</text:span><text:span text:style-name="T22">3</text:span><text:span text:style-name="T2">))/f(b</text:span><text:span text:style-name="T22">3</text:span><text:span text:style-name="T2">)-f(a</text:span><text:span text:style-name="T22">3</text:span><text:span text:style-name="T2">)</text:span></text:p>
      <text:p text:style-name="P9"><text:span text:style-name="T4"><text:s text:c="6"/></text:span><text:span text:style-name="T5"><text:s/><text:tab/>x</text:span><text:span text:style-name="T16">3</text:span><text:span text:style-name="T32"> = 0.90</text:span><text:span text:style-name="T35">48</text:span></text:p>
      <text:p text:style-name="P9"><text:span text:style-name="T32"><text:tab/></text:span><text:span text:style-name="T33">Como f(x</text:span><text:span text:style-name="T14">2</text:span><text:span text:style-name="T33">) = 0.000</text:span><text:span text:style-name="T35">0</text:span><text:span text:style-name="T33"> </text:span><text:span text:style-name="T35">&lt;</text:span><text:span text:style-name="T33"> 10</text:span><text:span text:style-name="T37">- 4 <text:s/></text:span><text:span text:style-name="T35">Então x_hat = x</text:span><text:span text:style-name="T17">3</text:span></text:p>
      <text:p text:style-name="P15"><text:tab/></text:p>
      <text:p text:style-name="P15"><text:tab/></text:p>
      <text:p text:style-name="P9"><text:span text:style-name="T14"><text:tab/></text:span><text:span text:style-name="T36">D) Em anexo</text:span></text:p>
      <text:p text:style-name="P14"><text:tab/></text:p>
      <text:p text:style-name="P14"/>
      <text:p text:style-name="P16"/>
      <text:p text:style-name="P20">2) a)<text:span text:style-name="T49">Usando o truncamento:</text:span></text:p>
      <text:p text:style-name="P20"><text:span text:style-name="T50"><text:s text:c="10"/>Isolamento do caso anterior [0,1]</text:span></text:p>
      <text:p text:style-name="P20"><text:s text:c="10"/></text:p>
      <text:p text:style-name="P20"><text:s text:c="10"/>k = 0</text:p>
      <text:p text:style-name="P19"><text:s text:c="10"/>x<text:span text:style-name="T6">0</text:span> = 0.5</text:p>
      <text:p text:style-name="P19"><text:s text:c="10"/><text:span text:style-name="T41">x</text:span><text:span text:style-name="T24">1</text:span><text:span text:style-name="T41"> = x</text:span><text:span text:style-name="T24">0</text:span><text:span text:style-name="T25"> </text:span><text:span text:style-name="T42"><text:s/></text:span><text:span text:style-name="T43">- (f(x)/f</text:span><text:span text:style-name="T48">’</text:span><text:span text:style-name="T43">(x)) </text:span></text:p>
      <text:p text:style-name="P19"><text:span text:style-name="T44"><text:tab/></text:span><text:span text:style-name="T45">x</text:span><text:span text:style-name="T26">1</text:span><text:span text:style-name="T45"> =</text:span><text:span text:style-name="T44"> 0.5 - ((-(exp(0.5)/2) + 2*cos(0.5))/(-(exp(0.5)/2) -2*sin(0.5)))</text:span></text:p>
      <text:p text:style-name="P19"><text:span text:style-name="T44"><text:tab/></text:span><text:span text:style-name="T45">x</text:span><text:span text:style-name="T26">1</text:span><text:span text:style-name="T45"> = 1.0220</text:span></text:p>
      <text:p text:style-name="P21"><text:span text:style-name="T45"><text:tab/></text:span><text:span text:style-name="T46">Como |x</text:span><text:span text:style-name="T27">1</text:span><text:span text:style-name="T46"> – x</text:span><text:span text:style-name="T27">0</text:span><text:span text:style-name="T46">| &gt; 10</text:span><text:span text:style-name="T38">-</text:span><text:span text:style-name="T39">4 </text:span><text:span text:style-name="T47">e |f(x</text:span><text:span text:style-name="T28">1</text:span><text:span text:style-name="T47">)| = 0.3460 &gt; <text:s/></text:span><text:span text:style-name="T46">10</text:span><text:span text:style-name="T38">-</text:span><text:span text:style-name="T39">4 </text:span><text:span text:style-name="T47">Continua</text:span></text:p>
      <text:p text:style-name="P17"><text:tab/></text:p>
      <text:p text:style-name="P17"/>
      <text:p text:style-name="P18"><text:span text:style-name="T51"><text:tab/>k = </text:span><text:span text:style-name="T52">1</text:span></text:p>
      <text:p text:style-name="P23"><text:s text:c="10"/>x<text:span text:style-name="T31">1</text:span> = <text:span text:style-name="T45">1.0220</text:span></text:p>
      <text:p text:style-name="P22"><text:s text:c="10"/><text:span text:style-name="T41">x</text:span><text:span text:style-name="T31">2</text:span><text:span text:style-name="T41"> = x</text:span><text:span text:style-name="T31">1</text:span><text:span text:style-name="T25"> </text:span><text:span text:style-name="T42"><text:s/></text:span><text:span text:style-name="T43">- (f(x)/f</text:span><text:span text:style-name="T48">’</text:span><text:span text:style-name="T43">(x)) </text:span></text:p>
      <text:p text:style-name="P23"><text:span text:style-name="T44"><text:tab/></text:span><text:span text:style-name="T45">x</text:span><text:span text:style-name="T29">2</text:span><text:span text:style-name="T45"> =</text:span><text:span text:style-name="T44"> 0.5 - ((-(exp(</text:span><text:span text:style-name="T45">1.0220</text:span><text:span text:style-name="T44">)/2) + 2*cos(</text:span><text:span text:style-name="T45">1.0220</text:span><text:span text:style-name="T44">))/(-(exp(</text:span><text:span text:style-name="T45">1.0220</text:span><text:span text:style-name="T44">)/2) -2*sin(</text:span><text:span text:style-name="T45">1.0220</text:span><text:span text:style-name="T44">)))</text:span></text:p>
      <text:p text:style-name="P22"><text:span text:style-name="T44"><text:tab/></text:span><text:span text:style-name="T45">x</text:span><text:span text:style-name="T30">2</text:span><text:span text:style-name="T45"> = 1.0220</text:span></text:p>
      <text:p text:style-name="P22"><text:span text:style-name="T45"><text:tab/></text:span><text:span text:style-name="T46">Como |x</text:span><text:span text:style-name="T30">2</text:span><text:span text:style-name="T46"> – x</text:span><text:span text:style-name="T30">1</text:span><text:span text:style-name="T46">| &gt; 10</text:span><text:span text:style-name="T38">-</text:span><text:span text:style-name="T39">4 </text:span><text:span text:style-name="T47">e |f(x</text:span><text:span text:style-name="T28">1</text:span><text:span text:style-name="T47">)| = 0.0153 &gt; <text:s/></text:span><text:span text:style-name="T46">10</text:span><text:span text:style-name="T38">-</text:span><text:span text:style-name="T39">4 </text:span><text:span text:style-name="T47">Continu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0:15:21.393069816</meta:creation-date>
    <meta:generator>LibreOffice/6.0.6.2$Linux_X86_64 LibreOffice_project/00m0$Build-2</meta:generator>
    <dc:date>2018-10-08T02:25:42.012101413</dc:date>
    <meta:editing-duration>PT2H16M40S</meta:editing-duration>
    <meta:editing-cycles>79</meta:editing-cycles>
    <meta:document-statistic meta:table-count="0" meta:image-count="0" meta:object-count="0" meta:page-count="3" meta:paragraph-count="122" meta:word-count="727" meta:character-count="4122" meta:non-whitespace-character-count="2701"/>
  </office:meta>
</office:document-meta>
</file>